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15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E DO DIEGO</text:p>
          </table:table-cell>
          <table:covered-table-cell table:style-name="ce4"/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PESA</text:p>
          </table:table-cell>
          <table:table-cell office:value-type="string" calcext:value-type="string">
            <text:p>VALOR</text:p>
          </table:table-cell>
          <table:table-cell/>
        </table:table-row>
        <table:table-row table:style-name="ro1">
          <table:table-cell office:value-type="string" calcext:value-type="string">
            <text:p>ALIMENTACAO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CARTAO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NUIDADE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TELEFONE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CONDOMINIO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/>
          <table:table-cell table:formula="of:=SUM([.B4:.B7])" office:value-type="float" office:value="881" calcext:value-type="float">
            <text:p>881</text:p>
          </table:table-cell>
          <table:table-cell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7:28:35.5788694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7:13:43.192706847</meta:creation-date>
    <dc:date>2019-01-14T17:29:07.219268163</dc:date>
    <meta:editing-duration>PT2M38S</meta:editing-duration>
    <meta:editing-cycles>2</meta:editing-cycles>
    <meta:generator>LibreOffice/6.0.3.2$Linux_X86_64 LibreOffice_project/00m0$Build-2</meta:generator>
    <meta:document-statistic meta:table-count="1" meta:cell-count="14" meta:object-count="0"/>
  </office:meta>
</office:document-meta>
</file>